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899: "* (Feinde voraus!^1 Du wirst sterben!^1)&amp;* (LANCER)/%",</text:p>
          </table:table-cell>
          <table:table-cell table:number-columns-repeated="7"/>
          <table:table-cell office:value-type="string" calcext:value-type="string">
            <text:p>Zeilennummer 899: "* (Enemies ahead!^1 You're gonna die!^1)&amp;* (SIGNED, LANCER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Wenn du das liest...^1&amp; Denke ich, bist du schon tot.)&amp;* (LANCER)/%",</text:p>
          </table:table-cell>
          <table:table-cell table:number-columns-repeated="7"/>
          <table:table-cell office:value-type="string" calcext:value-type="string">
            <text:p>Zeilennummer 899: "* (If you're reading this...^1&amp; I guess you're dead.)&amp;* (SIGNED, LANCER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Hey^1, noch nicht lesen! Es hat noch WIP status!)&amp;* (LANCER)/%",</text:p>
          </table:table-cell>
          <table:table-cell table:number-columns-repeated="7"/>
          <table:table-cell office:value-type="string" calcext:value-type="string">
            <text:p>Zeilennummer 899: "* (Hey^1, don't read this sign! It's a work in progress!)&amp;* (SIGNED^1, LANCER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Diese Baumarten haben NICHTS was dich heilt. Was auch immer du tust,)/",</text:p>
          </table:table-cell>
          <table:table-cell table:number-columns-repeated="7"/>
          <table:table-cell office:value-type="string" calcext:value-type="string">
            <text:p>Zeilennummer 899: "* (These types of trees DON'T contain an item that can heal you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Schaue NICHT^1, was auf dem Baum ist und drücke NICHT [",</text:p>
          </table:table-cell>
          <table:table-cell table:number-columns-repeated="7"/>
          <table:table-cell office:value-type="string" calcext:value-type="string">
            <text:p>Zeilennummer 899: "* (Whatever you do^1, DON'T check the tree and use 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] für das Menü!)/",</text:p>
          </table:table-cell>
          <table:table-cell table:number-columns-repeated="7"/>
          <table:table-cell office:value-type="string" calcext:value-type="string">
            <text:p>Zeilennummer 899: " to open your menu!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Kapiert!?)&amp;* (LANCER)/%",</text:p>
          </table:table-cell>
          <table:table-cell table:number-columns-repeated="7"/>
          <table:table-cell office:value-type="string" calcext:value-type="string">
            <text:p>Zeilennummer 899: "* (You got it!?)&amp;* (SIGNED^1, LANCER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Erblickt das Labyrinth des Todes! Und VERIRRT EUCH, Ihr Clowns!!!) (LANCER)/%",</text:p>
          </table:table-cell>
          <table:table-cell table:number-columns-repeated="7"/>
          <table:table-cell office:value-type="string" calcext:value-type="string">
            <text:p>Zeilennummer 899: "* (Behold, the Maze of Death!&amp;* Prepare to GET LOST, clowns!!!)&amp;* (SIGNED^1, LANCER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Schon verirrt!? Ihr solltet jetzt schon verwirrt sein!)/",</text:p>
          </table:table-cell>
          <table:table-cell table:number-columns-repeated="7"/>
          <table:table-cell office:value-type="string" calcext:value-type="string">
            <text:p>Zeilennummer 899: "* (Feeling lost yet!? You must be UTTERLY HELPLESS among these twists and turns!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Euer Orientierungssinn kann euch nicht mehr helfen!)&amp;* (LANCER)/%",</text:p>
          </table:table-cell>
          <table:table-cell table:number-columns-repeated="7"/>
          <table:table-cell office:value-type="string" calcext:value-type="string">
            <text:p>Zeilennummer 899: "* (Your sense of direction won't save you now!)&amp;* (SIGNED, LANCER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Hey, warte!! Wo bin ich!? Hilfe! Irgendjemand! ich hab mich verirrt!!) (LANCER)/%",</text:p>
          </table:table-cell>
          <table:table-cell table:number-columns-repeated="7"/>
          <table:table-cell office:value-type="string" calcext:value-type="string">
            <text:p>Zeilennummer 899: "* (Hey, wait!! Where am I!? Help! Somebody help! I'm lost!!)&amp;* (SIGNED^1, LANCER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Oh, ich musste nur hier lang.)&amp;* (LANCER)/%",</text:p>
          </table:table-cell>
          <table:table-cell table:number-columns-repeated="7"/>
          <table:table-cell office:value-type="string" calcext:value-type="string">
            <text:p>Zeilennummer 899: "* (Oh, it's just this way.)&amp;* (SIGNED^1, LANCER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Hey, nicht schauen^1! Das Schild ist privat!)&amp;* (LANCER)/%",</text:p>
          </table:table-cell>
          <table:table-cell table:number-columns-repeated="7"/>
          <table:table-cell office:value-type="string" calcext:value-type="string">
            <text:p>Zeilennummer 899: "* (Hey, don't look^1! This sign's private!)&amp;* (SIGNED^1, LANCER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Heheheheh!!! ich habe mich vorbeigeschlichen und ein Schild platziert!!) (LANCER)/%",</text:p>
          </table:table-cell>
          <table:table-cell table:number-columns-repeated="7"/>
          <table:table-cell office:value-type="string" calcext:value-type="string">
            <text:p>Zeilennummer 899: "* (Heheheheh!!! I sneaked by and made a sign!!)&amp;* (SIGNED^1, LANCER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\"Loch Ziele\" &amp;$1 - Monatliches Tutorial, pro Woche./",</text:p>
          </table:table-cell>
          <table:table-cell table:number-columns-repeated="7"/>
          <table:table-cell office:value-type="string" calcext:value-type="string">
            <text:p>Zeilennummer 899: "* \"Hole Goals\"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$10 - Wochentliches Tutorial, pro Monat.&amp;$100 - Keine Tutorials mehr./%",</text:p>
          </table:table-cell>
          <table:table-cell table:number-columns-repeated="7"/>
          <table:table-cell office:value-type="string" calcext:value-type="string">
            <text:p>Zeilennummer 899: "$1 - Monthly tutorial, weekly.&amp;$10 - Weekly tutorial, monthly.&amp;$100 - Stop making tutorials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Vom Erdgeschoss aus^1, die Reihenfolge der Räume im Kartenschloss.)/",</text:p>
          </table:table-cell>
          <table:table-cell table:number-columns-repeated="7"/>
          <table:table-cell office:value-type="string" calcext:value-type="string">
            <text:p>Zeilennummer 899: "* (From the bottom^1, the order of our rooms in Card Castle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Sicherlich^1, kannst du es nicht wissen^1, wenn du nie dagewesen bist.)/%",</text:p>
          </table:table-cell>
          <table:table-cell table:number-columns-repeated="7"/>
          <table:table-cell office:value-type="string" calcext:value-type="string">
            <text:p>Zeilennummer 899: "* (Of course^1, if you haven't been there^1, you won't know it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Gib das Passwort ein!)/",</text:p>
          </table:table-cell>
          <table:table-cell table:number-columns-repeated="7"/>
          <table:table-cell office:value-type="string" calcext:value-type="string">
            <text:p>Zeilennummer 899: "* (Enter the password!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Wie nett^1, dass man das nicht einfach so kennen kann...)/%",</text:p>
          </table:table-cell>
          <table:table-cell table:number-columns-repeated="7"/>
          <table:table-cell office:value-type="string" calcext:value-type="string">
            <text:p>Zeilennummer 899: "* (Really emphasizing that it's impossible if you haven't been there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Notiz für die vergesslichen</text:p>
          </table:table-cell>
          <table:table-cell table:number-columns-repeated="7"/>
          <table:table-cell office:value-type="string" calcext:value-type="string">
            <text:p>Zeilennummer 899: "* (No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Ein Thron.^1)&amp;* (Scheint im Kampf beschädigt wurden zu sein...)/%",</text:p>
          </table:table-cell>
          <table:table-cell table:number-columns-repeated="7"/>
          <table:table-cell office:value-type="string" calcext:value-type="string">
            <text:p>Zeilennummer 899: "* (It's a throne.^1)&amp;* (It seems to have been damaged in a struggle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Reichtum und Schätze.^1)&amp;* (Sie zeugen von Habgier.)/%",</text:p>
          </table:table-cell>
          <table:table-cell table:number-columns-repeated="7"/>
          <table:table-cell office:value-type="string" calcext:value-type="string">
            <text:p>Zeilennummer 899: "* (Riches and treasure.^1)&amp;* (It gleams with avaric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Es ist ~1 Blume^1, unter Glas...)/%",</text:p>
          </table:table-cell>
          <table:table-cell table:number-columns-repeated="7"/>
          <table:table-cell office:value-type="string" calcext:value-type="string">
            <text:p>Zeilennummer 899: "* (It's ~1 flower^1, protected in a container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Der Truck deines Vaters.)/",</text:p>
          </table:table-cell>
          <table:table-cell table:number-columns-repeated="7"/>
          <table:table-cell office:value-type="string" calcext:value-type="string">
            <text:p>Zeilennummer 899: "* (It's your dad's truck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Auf dem Fußboden ist ne Menge altes Papier und Country CDs...)/%",</text:p>
          </table:table-cell>
          <table:table-cell table:number-columns-repeated="7"/>
          <table:table-cell office:value-type="string" calcext:value-type="string">
            <text:p>Zeilennummer 899: "* (The floor of the front seat is littered with old papers and country CDs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Der Van deiner Mum.)/%",</text:p>
          </table:table-cell>
          <table:table-cell table:number-columns-repeated="7"/>
          <table:table-cell office:value-type="string" calcext:value-type="string">
            <text:p>Zeilennummer 899: "* (It's your mom's van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You can't read these symbols...&amp;* Or maybe it's the handwriting./%",</text:p>
          </table:table-cell>
          <table:table-cell table:number-columns-repeated="7"/>
          <table:table-cell office:value-type="string" calcext:value-type="string">
            <text:p>Zeilennummer 899: "* You can't read these symbols...&amp;* Or maybe it's the handwriting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Hathy, in case you wanted to make us a birthday gift...)/",</text:p>
          </table:table-cell>
          <table:table-cell table:number-columns-repeated="7"/>
          <table:table-cell office:value-type="string" calcext:value-type="string">
            <text:p>Zeilennummer 899: "* (Hathy, in case you wanted to make us a birthday gift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(My favorite things are trees^1, boys^1, and sports!)&amp;* (SIGNED^1, CLOVER)/%",</text:p>
          </table:table-cell>
          <table:table-cell table:number-columns-repeated="7"/>
          <table:table-cell office:value-type="string" calcext:value-type="string">
            <text:p>Zeilennummer 899: "* (My favorite things are trees^1, boys^1, and sports!)&amp;* (SIGNED^1, CLOVER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Dieser \\cYKnast\\cW \\cYpisst\\cW mich an.../",</text:p>
          </table:table-cell>
          <table:table-cell table:number-columns-repeated="7"/>
          <table:table-cell office:value-type="string" calcext:value-type="string">
            <text:p>Zeilennummer 899: "* This \\cYjail\\cW is \\cYPissing\\cW me off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* Ich bin der echte <text:s text:c="3"/>\\cYStarwalker\\cW /%",</text:p>
          </table:table-cell>
          <table:table-cell table:number-columns-repeated="7"/>
          <table:table-cell office:value-type="string" calcext:value-type="string">
            <text:p>Zeilennummer 899: "* I'm the original <text:s text:c="3"/>\\cYStarwalker\\cW 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eine goldene",</text:p>
          </table:table-cell>
          <table:table-cell table:number-columns-repeated="7"/>
          <table:table-cell office:value-type="string" calcext:value-type="string">
            <text:p>Zeilennummer 899: "a golden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eine gelbe",</text:p>
          </table:table-cell>
          <table:table-cell table:number-columns-repeated="7"/>
          <table:table-cell office:value-type="string" calcext:value-type="string">
            <text:p>Zeilennummer 899: "a yellow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eine orangene",</text:p>
          </table:table-cell>
          <table:table-cell table:number-columns-repeated="7"/>
          <table:table-cell office:value-type="string" calcext:value-type="string">
            <text:p>Zeilennummer 899: "an orange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eine grüne",</text:p>
          </table:table-cell>
          <table:table-cell table:number-columns-repeated="7"/>
          <table:table-cell office:value-type="string" calcext:value-type="string">
            <text:p>Zeilennummer 899: "a green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eine türkise",</text:p>
          </table:table-cell>
          <table:table-cell table:number-columns-repeated="7"/>
          <table:table-cell office:value-type="string" calcext:value-type="string">
            <text:p>Zeilennummer 899: "a cyan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eine blaue",</text:p>
          </table:table-cell>
          <table:table-cell table:number-columns-repeated="7"/>
          <table:table-cell office:value-type="string" calcext:value-type="string">
            <text:p>Zeilennummer 899: "a blue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899: "eine lilane",</text:p>
          </table:table-cell>
          <table:table-cell table:number-columns-repeated="7"/>
          <table:table-cell office:value-type="string" calcext:value-type="string">
            <text:p>Zeilennummer 899: "a purple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42:37.011000000</meta:creation-date>
    <dc:date>2023-06-18T21:43:17.052000000</dc:date>
    <meta:editing-duration>PT40S</meta:editing-duration>
    <meta:editing-cycles>1</meta:editing-cycles>
    <meta:document-statistic meta:table-count="1" meta:cell-count="81" meta:object-count="0"/>
    <meta:generator>LibreOffice/7.4.3.2$Windows_X86_64 LibreOffice_project/1048a8393ae2eeec98dff31b5c133c5f1d08b890</meta:generator>
  </office:meta>
</office:document-meta>
</file>